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actise1: Working with directories</text:p>
      <text:p text:style-name="Standard"/>
      <text:p text:style-name="Standard">1. Display your current directory.</text:p>
      <text:p text:style-name="Standard"><text:s text:c="3"/>Solution: training@training-OptiPlex-5040:~$ pwd</text:p>
      <text:p text:style-name="Standard"><text:s text:c="3"/>output: <text:s text:c="2"/>/home/training</text:p>
      <text:p text:style-name="Standard"><text:s text:c="2"/></text:p>
      <text:p text:style-name="Standard"><text:s text:c="2"/></text:p>
      <text:p text:style-name="Standard">2. Change to the /etc directory.</text:p>
      <text:p text:style-name="Standard"><text:s text:c="3"/>Solution: training@training-OptiPlex-5040:~$ cd /etc</text:p>
      <text:p text:style-name="Standard"><text:s text:c="3"/>output: <text:s text:c="2"/>training@training-OptiPlex-5040:/etc$</text:p>
      <text:p text:style-name="Standard"><text:s text:c="3"/></text:p>
      <text:p text:style-name="Standard"><text:s text:c="3"/></text:p>
      <text:p text:style-name="Standard">3. Now change to your home directory using only three key presses.</text:p>
      <text:p text:style-name="Standard"><text:s text:c="3"/>Solution: training@training-OptiPlex-5040:/etc$ cd</text:p>
      <text:p text:style-name="Standard"><text:s text:c="3"/>output: <text:s text:c="2"/>training@training-OptiPlex-5040:~$</text:p>
      <text:p text:style-name="Standard"><text:s text:c="3"/></text:p>
      <text:p text:style-name="Standard"><text:s text:c="3"/></text:p>
      <text:p text:style-name="Standard">4. Change to the /boot/grub directory using only eleven key presses.</text:p>
      <text:p text:style-name="Standard"><text:s text:c="3"/>Solution: training@training-OptiPlex-5040:/etc$ cd /boot/grub </text:p>
      <text:p text:style-name="Standard"><text:s text:c="3"/><text:tab/><text:tab/>By making use of tab to complete the path like </text:p>
      <text:p text:style-name="Standard"><text:s text:c="3"/><text:tab/><text:tab/><text:tab/>Step 1. cd /bo(tab)==&gt; cd/boot/</text:p>
      <text:p text:style-name="Standard"><text:s text:c="3"/><text:tab/><text:tab/><text:tab/>Step 2. cd /boot/g(tab) ==&gt; cd /boot/grub</text:p>
      <text:p text:style-name="Standard"><text:s text:c="3"/><text:tab/><text:tab/><text:tab/>Total 11 Key Presses.</text:p>
      <text:p text:style-name="Standard"><text:s text:c="3"/>output: <text:s text:c="2"/>training@training-OptiPlex-5040:/boot/grub $</text:p>
      <text:p text:style-name="Standard"><text:s text:c="3"/></text:p>
      <text:p text:style-name="Standard"><text:s text:c="3"/></text:p>
      <text:p text:style-name="Standard">5. Go to the parent directory of the current directory.</text:p>
      <text:p text:style-name="Standard"><text:s text:c="3"/>Solution: training@training-OptiPlex-5040:/boot/grub$ cd ..</text:p>
      <text:p text:style-name="Standard"><text:s text:c="3"/>output: <text:s text:c="2"/>training@training-OptiPlex-5040:/boot$</text:p>
      <text:p text:style-name="Standard"><text:s text:c="6"/></text:p>
      <text:p text:style-name="Standard"><text:s text:c="3"/></text:p>
      <text:p text:style-name="Standard">6. Go to the root directory.</text:p>
      <text:p text:style-name="Standard"><text:s text:c="3"/>Solution: training@training-OptiPlex-5040:/boot/grub$ cd /</text:p>
      <text:p text:style-name="Standard"><text:s text:c="3"/>output: <text:s text:c="2"/>training@training-OptiPlex-5040:/$</text:p>
      <text:p text:style-name="Standard"><text:s text:c="3"/></text:p>
      <text:p text:style-name="Standard"><text:s text:c="3"/></text:p>
      <text:p text:style-name="Standard">7. List the contents of the root directory.</text:p>
      <text:p text:style-name="Standard"><text:s text:c="3"/>Solution: training@training-OptiPlex-5040:/$ ls</text:p>
      <text:p text:style-name="Standard"><text:s text:c="3"/>output: <text:s text:c="2"/>bin <text:s text:c="2"/>cdrom <text:s/>etc <text:s text:c="2"/>lib <text:s text:c="3"/>lib64 <text:s text:c="2"/>lost+found <text:s/>mnt <text:s/>proc <text:s/>run <text:s text:c="2"/>snap <text:s/>sys <text:s/>usr</text:p>
      <text:p text:style-name="Standard"><text:s text:c="13"/>boot <text:s/>dev <text:s text:c="3"/>home <text:s/>lib32 <text:s/>libx32 <text:s/>media <text:s text:c="6"/>opt <text:s/>root <text:s/>sbin <text:s/>srv <text:s text:c="2"/>tmp <text:s/>var</text:p>
      <text:p text:style-name="Standard"/>
      <text:p text:style-name="Standard"/>
      <text:p text:style-name="Standard">8. List a long listing of the root directory.</text:p>
      <text:p text:style-name="Standard"><text:s text:c="3"/>Solution:training@training-OptiPlex-5040:/$ ls -l</text:p>
      <text:p text:style-name="Standard"><text:s text:c="3"/>output: total 76</text:p>
      <text:p text:style-name="Standard"><text:tab/> <text:s text:c="2"/>lrwxrwxrwx <text:s text:c="2"/>1 root root <text:s text:c="4"/>7 Sep 19 09:13 bin -&gt; usr/bin</text:p>
      <text:p text:style-name="Standard"><text:tab/> <text:s text:c="2"/>drwxr-xr-x <text:s text:c="2"/>3 root root <text:s/>4096 Sep 23 08:29 boot</text:p>
      <text:p text:style-name="Standard"><text:tab/> <text:s text:c="2"/>drwxrwxr-x <text:s text:c="2"/>2 root root <text:s/>4096 Sep 19 09:15 cdrom</text:p>
      <text:p text:style-name="Standard"><text:tab/> <text:s text:c="2"/>drwxr-xr-x <text:s/>20 root root <text:s/>4540 Sep 30 08:17 dev</text:p>
      <text:p text:style-name="Standard"><text:tab/> <text:s text:c="2"/>drwxr-xr-x 143 root root 12288 Sep 29 08:59 etc</text:p>
      <text:p text:style-name="Standard"><text:tab/> <text:s text:c="2"/>drwxr-xr-x <text:s text:c="2"/>4 root root <text:s/>4096 Sep 19 09:15 home</text:p>
      <text:p text:style-name="Standard"><text:tab/> <text:s text:c="2"/>lrwxrwxrwx <text:s text:c="2"/>1 root root <text:s text:c="4"/>7 Sep 19 09:13 lib -&gt; usr/lib</text:p>
      <text:p text:style-name="Standard"><text:soft-page-break/><text:tab/> <text:s text:c="2"/>lrwxrwxrwx <text:s text:c="2"/>1 root root <text:s text:c="4"/>9 Sep 19 09:13 lib32 -&gt; usr/lib32</text:p>
      <text:p text:style-name="Standard"><text:tab/> <text:s text:c="2"/>lrwxrwxrwx <text:s text:c="2"/>1 root root <text:s text:c="4"/>9 Sep 19 09:13 lib64 -&gt; usr/lib64</text:p>
      <text:p text:style-name="Standard"><text:tab/> <text:s text:c="2"/>lrwxrwxrwx <text:s text:c="2"/>1 root root <text:s text:c="3"/>10 Sep 19 09:13 libx32 -&gt; usr/libx32</text:p>
      <text:p text:style-name="Standard"><text:tab/> <text:s text:c="2"/></text:p>
      <text:p text:style-name="Standard"/>
      <text:p text:style-name="Standard">9. Stay where you are, and list the contents of /etc.</text:p>
      <text:p text:style-name="Standard"><text:s text:c="3"/>Solution: training@training-OptiPlex-5040:/$ ls /etc</text:p>
      <text:p text:style-name="Standard"><text:s text:c="3"/>output: lists all the files present in /etc directory</text:p>
      <text:p text:style-name="Standard"><text:s text:c="3"/></text:p>
      <text:p text:style-name="Standard"><text:s text:c="3"/></text:p>
      <text:p text:style-name="Standard">10. Stay where you are, and list the contents of /bin and /sbin.</text:p>
      <text:p text:style-name="Standard"><text:s text:c="4"/>Solution: training@training-OptiPlex-5040:/$ ls /bin /sbin</text:p>
      <text:p text:style-name="Standard"><text:s text:c="4"/>output: /bin: <text:s text:c="3"/>list all files under /bin</text:p>
      <text:p text:style-name="Standard"><text:s text:c="12"/>/sbin: <text:s text:c="2"/>list all files under /bin</text:p>
      <text:p text:style-name="Standard"><text:s text:c="12"/></text:p>
      <text:p text:style-name="Standard"><text:s text:c="12"/></text:p>
      <text:p text:style-name="Standard">11. Stay where you are, and list the contents of ~.</text:p>
      <text:p text:style-name="Standard"><text:s text:c="4"/>Solution: training@training-OptiPlex-5040:/$ ls ~</text:p>
      <text:p text:style-name="Standard"><text:s text:c="4"/>output: Desktop <text:s text:c="3"/>Downloads <text:s text:c="2"/>Music <text:s text:c="4"/>Public <text:s/>Templates</text:p>
      <text:p text:style-name="Standard"><text:s text:c="12"/>Documents <text:s/>googletest <text:s/>Pictures <text:s/>snap <text:s text:c="3"/>Videos</text:p>
      <text:p text:style-name="Standard"><text:s text:c="12"/></text:p>
      <text:p text:style-name="Standard"/>
      <text:p text:style-name="Standard">12. List all the files (including hidden files) in your home directory.</text:p>
      <text:p text:style-name="Standard"><text:s text:c="4"/>Solution: training@training-OptiPlex-5040:/$ ls -al ~</text:p>
      <text:p text:style-name="Standard"><text:s text:c="4"/>output: lists all the files including the hidden files in the home directory</text:p>
      <text:p text:style-name="Standard"><text:s text:c="12"/>total 132</text:p>
      <text:p text:style-name="Standard"><text:tab/> <text:s text:c="3"/>drwxr-xr-x 20 training training <text:s/>4096 Sep 30 08:18 .</text:p>
      <text:p text:style-name="Standard"><text:tab/> <text:s text:c="3"/>drwxr-xr-x <text:s/>4 root <text:s text:c="4"/>root <text:s text:c="5"/>4096 Sep 19 09:15 ..</text:p>
      <text:p text:style-name="Standard"><text:tab/> <text:s text:c="3"/>-rw------- <text:s/>1 training training 15531 Sep 29 19:03 .bash_history</text:p>
      <text:p text:style-name="Standard"><text:tab/> <text:s text:c="3"/>-rw-r--r-- <text:s/>1 training training <text:s text:c="2"/>220 Sep 19 09:15 .bash_logout</text:p>
      <text:p text:style-name="Standard"><text:tab/> <text:s text:c="3"/>-rw-r--r-- <text:s/>1 training training <text:s/>3771 Sep 19 09:15 .bashrc</text:p>
      <text:p text:style-name="Standard"><text:tab/> <text:s text:c="3"/>drwxr-xr-x 18 training training <text:s/>4096 Sep 30 08:18 .cache</text:p>
      <text:p text:style-name="Standard"/>
      <text:p text:style-name="Standard"/>
      <text:p text:style-name="Standard">13. List the files in /boot in a human readable format.</text:p>
      <text:p text:style-name="Standard"><text:s text:c="4"/>Solution: training@training-OptiPlex-5040:/$ ls -lh /boot</text:p>
      <text:p text:style-name="Standard"><text:s text:c="4"/>output: <text:s text:c="2"/>total 186M</text:p>
      <text:p text:style-name="Standard"><text:tab/> <text:s text:c="5"/>-rw-r--r-- 1 root root 233K Sep <text:s/>5 00:38 config-5.4.0-47-generic</text:p>
      <text:p text:style-name="Standard"><text:tab/> <text:s text:c="5"/>-rw-r--r-- 1 root root 233K Sep 10 15:42 config-5.4.0-48-generic</text:p>
      <text:p text:style-name="Standard"><text:tab/> <text:s text:c="5"/>drwxr-xr-x 4 root root 4.0K Sep 23 08:28 grub</text:p>
      <text:p text:style-name="Standard"><text:tab/> <text:s text:c="5"/>lrwxrwxrwx 1 root root <text:s text:c="2"/>27 Sep 22 15:41 initrd.img -&gt; initrd.img-5.4.0-48-generic</text:p>
      <text:p text:style-name="Standard"><text:tab/> <text:s text:c="5"/>-rw-r--r-- 1 root root <text:s/>77M Sep 22 09:54 initrd.img-5.4.0-47-generic</text:p>
      <text:p text:style-name="Standard"><text:tab/> <text:s text:c="5"/>-rw-r--r-- 1 root root <text:s/>77M Sep 23 08:29 initrd.img-5.4.0-48-generic</text:p>
      <text:p text:style-name="Standard"/>
      <text:p text:style-name="Standard"/>
      <text:p text:style-name="Standard">14. Create a directory testdir in your home directory.</text:p>
      <text:p text:style-name="Standard"><text:s text:c="4"/>Solution:training@training-OptiPlex-5040:/$ mkdir ~/testdir</text:p>
      <text:p text:style-name="Standard"><text:s text:c="4"/><text:tab/><text:tab/>(testdir directory is created successfully in the home(~) directory)</text:p>
      <text:p text:style-name="Standard"><text:s text:c="4"/></text:p>
      <text:p text:style-name="Standard"><text:s text:c="4"/></text:p>
      <text:p text:style-name="Standard">15. Change to the /etc directory, stay here and create a directory newdir in your home directory.</text:p>
      <text:p text:style-name="Standard"><text:s text:c="4"/>Solution: training@training-OptiPlex-5040:/$ cd /etc ; mkdir ~/newdir</text:p>
      <text:p text:style-name="Standard"><text:soft-page-break/><text:s text:c="4"/>output: <text:s text:c="2"/>training@training-OptiPlex-5040:/etc $ <text:s text:c="2"/>(chnaged path to /etc and also simultaneously directory has been created successfully in the ~ (home))</text:p>
      <text:p text:style-name="Standard"><text:s text:c="4"/></text:p>
      <text:p text:style-name="Standard"><text:s text:c="4"/></text:p>
      <text:p text:style-name="Standard">16. Create in one command the directories ~/dir1/dir2/dir3 (dir3 is a subdirectory from dir2,and dir2 is a subdirectory from dir1 ).</text:p>
      <text:p text:style-name="Standard"><text:s text:c="4"/>Solution: training@training-OptiPlex-5040:/etc$ mkdir -p ~/dir1/dir2/dir3</text:p>
      <text:p text:style-name="Standard"><text:s text:c="4"/></text:p>
      <text:p text:style-name="Standard"><text:s text:c="4"/></text:p>
      <text:p text:style-name="Standard">17. Remove the directory testdir.</text:p>
      <text:p text:style-name="Standard"><text:s text:c="4"/>Solution: training@training-OptiPlex-5040:/etc$ <text:s/>rmdir ~/testdir</text:p>
      <text:p text:style-name="Standard"><text:s text:c="4"/></text:p>
      <text:p text:style-name="Standard"><text:s text:c="4"/></text:p>
      <text:p text:style-name="Standard"><text:s text:c="3"/></text:p>
      <text:p text:style-name="Standard">18. Open manual page for bash and read about pushd and popd by searching in manpage.</text:p>
      <text:p text:style-name="Standard"><text:s text:c="4"/>Solution: man bash</text:p>
      <text:p text:style-name="Standard"><text:tab/> <text:s text:c="5"/>/pushd (type /pushd to search)</text:p>
      <text:p text:style-name="Standard"><text:tab/> <text:s text:c="5"/>n <text:s/>(multiple times to go for next find result)</text:p>
      <text:p text:style-name="Standard"><text:tab/> <text:s text:c="5"/>/popd</text:p>
      <text:p text:style-name="Standard"><text:tab/> <text:s text:c="5"/>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4:51:57.204085908</meta:creation-date>
    <dc:date>2020-10-03T14:52:51.131877846</dc:date>
    <meta:editing-duration>PT54S</meta:editing-duration>
    <meta:editing-cycles>1</meta:editing-cycles>
    <meta:document-statistic meta:table-count="0" meta:image-count="0" meta:object-count="0" meta:page-count="3" meta:paragraph-count="113" meta:word-count="648" meta:character-count="5027" meta:non-whitespace-character-count="3881"/>
    <meta:generator>LibreOffice/6.4.4.2$Linux_X86_64 LibreOffice_project/40$Build-2</meta:generator>
  </office:meta>
</office:document-meta>
</file>